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e452f" officeooo:paragraph-rsid="001e452f"/>
    </style:style>
    <style:style style:name="P2" style:family="paragraph" style:parent-style-name="Heading_20_2">
      <style:text-properties officeooo:rsid="002011ab" officeooo:paragraph-rsid="002011ab"/>
    </style:style>
    <style:style style:name="P3" style:family="paragraph" style:parent-style-name="Standard">
      <style:text-properties officeooo:rsid="001e452f" officeooo:paragraph-rsid="001e452f"/>
    </style:style>
    <style:style style:name="P4" style:family="paragraph" style:parent-style-name="Text_20_body">
      <style:text-properties officeooo:rsid="001e452f" officeooo:paragraph-rsid="001e452f"/>
    </style:style>
    <style:style style:name="P5" style:family="paragraph" style:parent-style-name="Text_20_body">
      <style:text-properties officeooo:paragraph-rsid="001e452f"/>
    </style:style>
    <style:style style:name="P6" style:family="paragraph" style:parent-style-name="Text_20_body">
      <style:text-properties officeooo:rsid="002011ab" officeooo:paragraph-rsid="002011ab"/>
    </style:style>
    <style:style style:name="P7" style:family="paragraph" style:parent-style-name="Text_20_body">
      <style:text-properties officeooo:paragraph-rsid="002011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álisis funcional ShoppingList</text:p>
      <text:p text:style-name="P3"/>
      <text:p text:style-name="P3"/>
      <text:h text:style-name="P1" text:outline-level="1">Contexto</text:h>
      <text:p text:style-name="P5"/>
      <text:p text:style-name="P4">Actualmente Internet está presente en todos los ámbitos de nuestra vida. Hacemos la compra vía un dispositivo móvil, jugamos, hablamos con nuestros amigos y familiares. Todo. Sin embargo, vemos que algunas tareas las seguimos haciendo a mano o escribiendo en un bloc de notas, como puede ser hacer una simple lista de la compra. </text:p>
      <text:p text:style-name="P4">Vemos que en el sector de la hostelería, casi todos los servicios disponibles digitales están destinados a llevar a cabo la facturación o a atender el servicio como puede ser registrar la comanda de los productos, pero hacer la lista de la compra continua siendo una tarea que no está totalmente digitalizada para pequeños hosteleros.</text:p>
      <text:p text:style-name="P6">Para esto nace ShoppingList, una app focada en pequeños hosteleros cuyo objetivo es facilitarles hacerle la lista de la compra para que no anden con papel y lápiz o con el móvil consultando que comprar o que no. </text:p>
      <text:h text:style-name="P2" text:outline-level="2">Funcionamiento</text:h>
      <text:p text:style-name="P7"/>
      <text:p text:style-name="P6">El funcionamiento de la app es bastante sencillo. Primeramente se da de alta la empresa y esta a su vez añade a los distintos locales que tiene (imagínese que el dueño tiene más de un bar) y departamentos (COCINA, MOBILIARIO, BAÑOS). Después añade 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12:30:10.691806084</meta:creation-date>
    <dc:date>2021-10-10T12:51:23.429010223</dc:date>
    <meta:editing-duration>PT6M22S</meta:editing-duration>
    <meta:editing-cycles>1</meta:editing-cycles>
    <meta:document-statistic meta:table-count="0" meta:image-count="0" meta:object-count="0" meta:page-count="1" meta:paragraph-count="7" meta:word-count="196" meta:character-count="1177" meta:non-whitespace-character-count="986"/>
    <meta:generator>LibreOffice/6.4.7.2$Linux_X86_64 LibreOffice_project/40$Build-2</meta:generator>
  </office:meta>
</office:document-meta>
</file>